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7.461cm" fo:margin-left="11.7cm" fo:margin-right="0.838cm" table:align="margins"/>
    </style:style>
    <style:style style:name="Táblázat1.A" style:family="table-column">
      <style:table-column-properties style:column-width="1.058cm" style:rel-column-width="9295*"/>
    </style:style>
    <style:style style:name="Táblázat1.B" style:family="table-column">
      <style:table-column-properties style:column-width="1.005cm" style:rel-column-width="8830*"/>
    </style:style>
    <style:style style:name="Táblázat1.C" style:family="table-column">
      <style:table-column-properties style:column-width="1.085cm" style:rel-column-width="9528*"/>
    </style:style>
    <style:style style:name="Táblázat1.D" style:family="table-column">
      <style:table-column-properties style:column-width="0.979cm" style:rel-column-width="8598*"/>
    </style:style>
    <style:style style:name="Táblázat1.F" style:family="table-column">
      <style:table-column-properties style:column-width="1.164cm" style:rel-column-width="10225*"/>
    </style:style>
    <style:style style:name="Táblázat1.G" style:family="table-column">
      <style:table-column-properties style:column-width="1.111cm" style:rel-column-width="9764*"/>
    </style:style>
    <style:style style:name="Tábláza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.G1" style:family="table-cell">
      <style:table-cell-properties fo:padding="0.097cm" fo:border="0.002cm solid #000000"/>
    </style:style>
    <style:style style:name="Táblázat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1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áblázat1.F3" style:family="table-cell">
      <style:table-cell-properties fo:padding="0.097cm" fo:border-left="0.002cm solid #000000" fo:border-right="none" fo:border-top="none" fo:border-bottom="0.002cm solid #000000"/>
    </style:style>
    <style:style style:name="Táblázat1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2" style:family="table">
      <style:table-properties style:width="7.461cm" fo:margin-left="11.7cm" fo:margin-right="0.838cm" table:align="margins"/>
    </style:style>
    <style:style style:name="Táblázat2.A" style:family="table-column">
      <style:table-column-properties style:column-width="1.058cm" style:rel-column-width="9295*"/>
    </style:style>
    <style:style style:name="Táblázat2.B" style:family="table-column">
      <style:table-column-properties style:column-width="1.005cm" style:rel-column-width="8830*"/>
    </style:style>
    <style:style style:name="Táblázat2.C" style:family="table-column">
      <style:table-column-properties style:column-width="1.085cm" style:rel-column-width="9528*"/>
    </style:style>
    <style:style style:name="Táblázat2.D" style:family="table-column">
      <style:table-column-properties style:column-width="0.979cm" style:rel-column-width="8598*"/>
    </style:style>
    <style:style style:name="Táblázat2.F" style:family="table-column">
      <style:table-column-properties style:column-width="1.164cm" style:rel-column-width="10225*"/>
    </style:style>
    <style:style style:name="Táblázat2.G" style:family="table-column">
      <style:table-column-properties style:column-width="1.111cm" style:rel-column-width="9764*"/>
    </style:style>
    <style:style style:name="Táblázat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2.G1" style:family="table-cell">
      <style:table-cell-properties fo:padding="0.097cm" fo:border="0.002cm solid #000000"/>
    </style:style>
    <style:style style:name="Táblázat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2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áblázat2.F3" style:family="table-cell">
      <style:table-cell-properties fo:padding="0.097cm" fo:border-left="0.002cm solid #000000" fo:border-right="none" fo:border-top="none" fo:border-bottom="0.002cm solid #000000"/>
    </style:style>
    <style:style style:name="Táblázat2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3" style:family="table">
      <style:table-properties style:width="7.461cm" fo:margin-left="11.7cm" fo:margin-right="0.838cm" table:align="margins"/>
    </style:style>
    <style:style style:name="Táblázat3.A" style:family="table-column">
      <style:table-column-properties style:column-width="1.058cm" style:rel-column-width="9295*"/>
    </style:style>
    <style:style style:name="Táblázat3.B" style:family="table-column">
      <style:table-column-properties style:column-width="1.005cm" style:rel-column-width="8830*"/>
    </style:style>
    <style:style style:name="Táblázat3.C" style:family="table-column">
      <style:table-column-properties style:column-width="1.085cm" style:rel-column-width="9528*"/>
    </style:style>
    <style:style style:name="Táblázat3.D" style:family="table-column">
      <style:table-column-properties style:column-width="0.979cm" style:rel-column-width="8598*"/>
    </style:style>
    <style:style style:name="Táblázat3.F" style:family="table-column">
      <style:table-column-properties style:column-width="1.164cm" style:rel-column-width="10225*"/>
    </style:style>
    <style:style style:name="Táblázat3.G" style:family="table-column">
      <style:table-column-properties style:column-width="1.111cm" style:rel-column-width="9764*"/>
    </style:style>
    <style:style style:name="Táblázat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3.G1" style:family="table-cell">
      <style:table-cell-properties fo:padding="0.097cm" fo:border="0.002cm solid #000000"/>
    </style:style>
    <style:style style:name="Táblázat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3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áblázat3.F3" style:family="table-cell">
      <style:table-cell-properties fo:padding="0.097cm" fo:border-left="0.002cm solid #000000" fo:border-right="none" fo:border-top="none" fo:border-bottom="0.002cm solid #000000"/>
    </style:style>
    <style:style style:name="Táblázat3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4" style:family="table">
      <style:table-properties style:width="7.461cm" fo:margin-left="11.7cm" fo:margin-right="0.838cm" table:align="margins"/>
    </style:style>
    <style:style style:name="Táblázat4.A" style:family="table-column">
      <style:table-column-properties style:column-width="1.058cm" style:rel-column-width="9295*"/>
    </style:style>
    <style:style style:name="Táblázat4.B" style:family="table-column">
      <style:table-column-properties style:column-width="1.005cm" style:rel-column-width="8830*"/>
    </style:style>
    <style:style style:name="Táblázat4.C" style:family="table-column">
      <style:table-column-properties style:column-width="1.085cm" style:rel-column-width="9528*"/>
    </style:style>
    <style:style style:name="Táblázat4.D" style:family="table-column">
      <style:table-column-properties style:column-width="0.979cm" style:rel-column-width="8598*"/>
    </style:style>
    <style:style style:name="Táblázat4.F" style:family="table-column">
      <style:table-column-properties style:column-width="1.164cm" style:rel-column-width="10225*"/>
    </style:style>
    <style:style style:name="Táblázat4.G" style:family="table-column">
      <style:table-column-properties style:column-width="1.111cm" style:rel-column-width="9764*"/>
    </style:style>
    <style:style style:name="Táblázat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4.G1" style:family="table-cell">
      <style:table-cell-properties fo:padding="0.097cm" fo:border="0.002cm solid #000000"/>
    </style:style>
    <style:style style:name="Táblázat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4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áblázat4.F3" style:family="table-cell">
      <style:table-cell-properties fo:padding="0.097cm" fo:border-left="0.002cm solid #000000" fo:border-right="none" fo:border-top="none" fo:border-bottom="0.002cm solid #000000"/>
    </style:style>
    <style:style style:name="Táblázat4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5" style:family="table">
      <style:table-properties style:width="7.461cm" fo:margin-left="11.7cm" fo:margin-right="0.838cm" table:align="margins"/>
    </style:style>
    <style:style style:name="Táblázat5.A" style:family="table-column">
      <style:table-column-properties style:column-width="1.058cm" style:rel-column-width="9295*"/>
    </style:style>
    <style:style style:name="Táblázat5.B" style:family="table-column">
      <style:table-column-properties style:column-width="1.005cm" style:rel-column-width="8830*"/>
    </style:style>
    <style:style style:name="Táblázat5.C" style:family="table-column">
      <style:table-column-properties style:column-width="1.085cm" style:rel-column-width="9528*"/>
    </style:style>
    <style:style style:name="Táblázat5.D" style:family="table-column">
      <style:table-column-properties style:column-width="0.979cm" style:rel-column-width="8598*"/>
    </style:style>
    <style:style style:name="Táblázat5.F" style:family="table-column">
      <style:table-column-properties style:column-width="1.164cm" style:rel-column-width="10225*"/>
    </style:style>
    <style:style style:name="Táblázat5.G" style:family="table-column">
      <style:table-column-properties style:column-width="1.111cm" style:rel-column-width="9764*"/>
    </style:style>
    <style:style style:name="Táblázat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5.G1" style:family="table-cell">
      <style:table-cell-properties fo:padding="0.097cm" fo:border="0.002cm solid #000000"/>
    </style:style>
    <style:style style:name="Táblázat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5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áblázat5.F3" style:family="table-cell">
      <style:table-cell-properties fo:padding="0.097cm" fo:border-left="0.002cm solid #000000" fo:border-right="none" fo:border-top="none" fo:border-bottom="0.002cm solid #000000"/>
    </style:style>
    <style:style style:name="Táblázat5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6" style:family="table">
      <style:table-properties style:width="7.461cm" fo:margin-left="11.7cm" fo:margin-right="0.838cm" table:align="margins"/>
    </style:style>
    <style:style style:name="Táblázat6.A" style:family="table-column">
      <style:table-column-properties style:column-width="1.058cm" style:rel-column-width="9295*"/>
    </style:style>
    <style:style style:name="Táblázat6.B" style:family="table-column">
      <style:table-column-properties style:column-width="1.005cm" style:rel-column-width="8830*"/>
    </style:style>
    <style:style style:name="Táblázat6.C" style:family="table-column">
      <style:table-column-properties style:column-width="1.085cm" style:rel-column-width="9528*"/>
    </style:style>
    <style:style style:name="Táblázat6.D" style:family="table-column">
      <style:table-column-properties style:column-width="0.979cm" style:rel-column-width="8598*"/>
    </style:style>
    <style:style style:name="Táblázat6.F" style:family="table-column">
      <style:table-column-properties style:column-width="1.164cm" style:rel-column-width="10225*"/>
    </style:style>
    <style:style style:name="Táblázat6.G" style:family="table-column">
      <style:table-column-properties style:column-width="1.111cm" style:rel-column-width="9764*"/>
    </style:style>
    <style:style style:name="Táblázat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6.G1" style:family="table-cell">
      <style:table-cell-properties fo:padding="0.097cm" fo:border="0.002cm solid #000000"/>
    </style:style>
    <style:style style:name="Táblázat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6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áblázat6.F3" style:family="table-cell">
      <style:table-cell-properties fo:padding="0.097cm" fo:border-left="0.002cm solid #000000" fo:border-right="none" fo:border-top="none" fo:border-bottom="0.002cm solid #000000"/>
    </style:style>
    <style:style style:name="Táblázat6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7" style:family="table">
      <style:table-properties style:width="7.461cm" fo:margin-left="11.7cm" fo:margin-right="0.838cm" table:align="margins"/>
    </style:style>
    <style:style style:name="Táblázat7.A" style:family="table-column">
      <style:table-column-properties style:column-width="1.058cm" style:rel-column-width="9295*"/>
    </style:style>
    <style:style style:name="Táblázat7.B" style:family="table-column">
      <style:table-column-properties style:column-width="1.005cm" style:rel-column-width="8830*"/>
    </style:style>
    <style:style style:name="Táblázat7.C" style:family="table-column">
      <style:table-column-properties style:column-width="1.085cm" style:rel-column-width="9528*"/>
    </style:style>
    <style:style style:name="Táblázat7.D" style:family="table-column">
      <style:table-column-properties style:column-width="0.979cm" style:rel-column-width="8598*"/>
    </style:style>
    <style:style style:name="Táblázat7.F" style:family="table-column">
      <style:table-column-properties style:column-width="1.164cm" style:rel-column-width="10225*"/>
    </style:style>
    <style:style style:name="Táblázat7.G" style:family="table-column">
      <style:table-column-properties style:column-width="1.111cm" style:rel-column-width="9764*"/>
    </style:style>
    <style:style style:name="Táblázat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7.G1" style:family="table-cell">
      <style:table-cell-properties fo:padding="0.097cm" fo:border="0.002cm solid #000000"/>
    </style:style>
    <style:style style:name="Táblázat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7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áblázat7.F3" style:family="table-cell">
      <style:table-cell-properties fo:padding="0.097cm" fo:border-left="0.002cm solid #000000" fo:border-right="none" fo:border-top="none" fo:border-bottom="0.002cm solid #000000"/>
    </style:style>
    <style:style style:name="Táblázat7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8" style:family="table">
      <style:table-properties style:width="7.461cm" fo:margin-left="11.7cm" fo:margin-right="0.838cm" table:align="margins"/>
    </style:style>
    <style:style style:name="Táblázat8.A" style:family="table-column">
      <style:table-column-properties style:column-width="1.058cm" style:rel-column-width="9295*"/>
    </style:style>
    <style:style style:name="Táblázat8.B" style:family="table-column">
      <style:table-column-properties style:column-width="1.005cm" style:rel-column-width="8830*"/>
    </style:style>
    <style:style style:name="Táblázat8.C" style:family="table-column">
      <style:table-column-properties style:column-width="1.085cm" style:rel-column-width="9528*"/>
    </style:style>
    <style:style style:name="Táblázat8.D" style:family="table-column">
      <style:table-column-properties style:column-width="0.979cm" style:rel-column-width="8598*"/>
    </style:style>
    <style:style style:name="Táblázat8.F" style:family="table-column">
      <style:table-column-properties style:column-width="1.164cm" style:rel-column-width="10225*"/>
    </style:style>
    <style:style style:name="Táblázat8.G" style:family="table-column">
      <style:table-column-properties style:column-width="1.111cm" style:rel-column-width="9764*"/>
    </style:style>
    <style:style style:name="Táblázat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8.G1" style:family="table-cell">
      <style:table-cell-properties fo:padding="0.097cm" fo:border="0.002cm solid #000000"/>
    </style:style>
    <style:style style:name="Táblázat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8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áblázat8.F3" style:family="table-cell">
      <style:table-cell-properties fo:padding="0.097cm" fo:border-left="0.002cm solid #000000" fo:border-right="none" fo:border-top="none" fo:border-bottom="0.002cm solid #000000"/>
    </style:style>
    <style:style style:name="Táblázat8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9" style:family="table">
      <style:table-properties style:width="7.461cm" fo:margin-left="11.7cm" fo:margin-right="0.838cm" table:align="margins"/>
    </style:style>
    <style:style style:name="Táblázat9.A" style:family="table-column">
      <style:table-column-properties style:column-width="1.058cm" style:rel-column-width="9295*"/>
    </style:style>
    <style:style style:name="Táblázat9.B" style:family="table-column">
      <style:table-column-properties style:column-width="1.005cm" style:rel-column-width="8830*"/>
    </style:style>
    <style:style style:name="Táblázat9.C" style:family="table-column">
      <style:table-column-properties style:column-width="1.085cm" style:rel-column-width="9528*"/>
    </style:style>
    <style:style style:name="Táblázat9.D" style:family="table-column">
      <style:table-column-properties style:column-width="0.979cm" style:rel-column-width="8598*"/>
    </style:style>
    <style:style style:name="Táblázat9.F" style:family="table-column">
      <style:table-column-properties style:column-width="1.164cm" style:rel-column-width="10225*"/>
    </style:style>
    <style:style style:name="Táblázat9.G" style:family="table-column">
      <style:table-column-properties style:column-width="1.111cm" style:rel-column-width="9764*"/>
    </style:style>
    <style:style style:name="Táblázat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9.G1" style:family="table-cell">
      <style:table-cell-properties fo:padding="0.097cm" fo:border="0.002cm solid #000000"/>
    </style:style>
    <style:style style:name="Táblázat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9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áblázat9.F3" style:family="table-cell">
      <style:table-cell-properties fo:padding="0.097cm" fo:border-left="0.002cm solid #000000" fo:border-right="none" fo:border-top="none" fo:border-bottom="0.002cm solid #000000"/>
    </style:style>
    <style:style style:name="Táblázat9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10" style:family="table">
      <style:table-properties style:width="7.461cm" fo:margin-left="11.7cm" fo:margin-right="0.838cm" table:align="margins"/>
    </style:style>
    <style:style style:name="Táblázat10.A" style:family="table-column">
      <style:table-column-properties style:column-width="1.058cm" style:rel-column-width="9295*"/>
    </style:style>
    <style:style style:name="Táblázat10.B" style:family="table-column">
      <style:table-column-properties style:column-width="1.005cm" style:rel-column-width="8830*"/>
    </style:style>
    <style:style style:name="Táblázat10.C" style:family="table-column">
      <style:table-column-properties style:column-width="1.085cm" style:rel-column-width="9528*"/>
    </style:style>
    <style:style style:name="Táblázat10.D" style:family="table-column">
      <style:table-column-properties style:column-width="0.979cm" style:rel-column-width="8598*"/>
    </style:style>
    <style:style style:name="Táblázat10.F" style:family="table-column">
      <style:table-column-properties style:column-width="1.164cm" style:rel-column-width="10225*"/>
    </style:style>
    <style:style style:name="Táblázat10.G" style:family="table-column">
      <style:table-column-properties style:column-width="1.111cm" style:rel-column-width="9764*"/>
    </style:style>
    <style:style style:name="Táblázat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0.G1" style:family="table-cell">
      <style:table-cell-properties fo:padding="0.097cm" fo:border="0.002cm solid #000000"/>
    </style:style>
    <style:style style:name="Táblázat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10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áblázat10.F3" style:family="table-cell">
      <style:table-cell-properties fo:padding="0.097cm" fo:border-left="0.002cm solid #000000" fo:border-right="none" fo:border-top="none" fo:border-bottom="0.002cm solid #000000"/>
    </style:style>
    <style:style style:name="Táblázat10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11" style:family="table">
      <style:table-properties style:width="7.461cm" fo:margin-left="11.7cm" fo:margin-right="0.838cm" table:align="margins"/>
    </style:style>
    <style:style style:name="Táblázat11.A" style:family="table-column">
      <style:table-column-properties style:column-width="1.058cm" style:rel-column-width="9295*"/>
    </style:style>
    <style:style style:name="Táblázat11.B" style:family="table-column">
      <style:table-column-properties style:column-width="1.005cm" style:rel-column-width="8830*"/>
    </style:style>
    <style:style style:name="Táblázat11.C" style:family="table-column">
      <style:table-column-properties style:column-width="1.085cm" style:rel-column-width="9528*"/>
    </style:style>
    <style:style style:name="Táblázat11.D" style:family="table-column">
      <style:table-column-properties style:column-width="0.979cm" style:rel-column-width="8598*"/>
    </style:style>
    <style:style style:name="Táblázat11.F" style:family="table-column">
      <style:table-column-properties style:column-width="1.164cm" style:rel-column-width="10225*"/>
    </style:style>
    <style:style style:name="Táblázat11.G" style:family="table-column">
      <style:table-column-properties style:column-width="1.111cm" style:rel-column-width="9764*"/>
    </style:style>
    <style:style style:name="Táblázat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1.G1" style:family="table-cell">
      <style:table-cell-properties fo:padding="0.097cm" fo:border="0.002cm solid #000000"/>
    </style:style>
    <style:style style:name="Táblázat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11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áblázat11.F3" style:family="table-cell">
      <style:table-cell-properties fo:padding="0.097cm" fo:border-left="0.002cm solid #000000" fo:border-right="none" fo:border-top="none" fo:border-bottom="0.002cm solid #000000"/>
    </style:style>
    <style:style style:name="Táblázat11.G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>
        <style:tab-stops>
          <style:tab-stop style:position="10.398cm"/>
          <style:tab-stop style:position="15.081cm"/>
        </style:tab-stops>
      </style:paragraph-properties>
      <style:text-properties style:font-name="Arial" fo:font-size="20pt" style:font-size-asian="20pt" style:font-size-complex="20pt"/>
    </style:style>
    <style:style style:name="P2" style:family="paragraph" style:parent-style-name="Standard">
      <style:paragraph-properties fo:break-before="page">
        <style:tab-stops>
          <style:tab-stop style:position="10.398cm"/>
          <style:tab-stop style:position="15.081cm"/>
        </style:tab-stops>
      </style:paragraph-properties>
      <style:text-properties style:font-name="Arial" fo:font-size="20pt" style:font-size-asian="20pt" style:font-size-complex="20pt"/>
    </style:style>
    <style:style style:name="P3" style:family="paragraph" style:parent-style-name="Standard">
      <style:paragraph-properties fo:break-before="page" fo:background-color="transparent">
        <style:tab-stops>
          <style:tab-stop style:position="10.398cm"/>
          <style:tab-stop style:position="15.081cm"/>
        </style:tab-stops>
        <style:background-image/>
      </style:paragraph-properties>
      <style:text-properties style:font-name="Arial" fo:font-size="20pt" style:font-size-asian="20pt" style:font-size-complex="20pt"/>
    </style:style>
    <style:style style:name="P4" style:family="paragraph" style:parent-style-name="Standard">
      <style:paragraph-properties fo:background-color="transparent">
        <style:tab-stops>
          <style:tab-stop style:position="10.398cm"/>
          <style:tab-stop style:position="15.081cm"/>
        </style:tab-stops>
        <style:background-image/>
      </style:paragraph-properties>
      <style:text-properties style:font-name="Arial" fo:font-size="20pt" style:font-size-asian="20pt" style:font-size-complex="20pt"/>
    </style:style>
    <style:style style:name="P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font-size="13pt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3pt" style:font-size-asian="13pt" style:font-size-complex="13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 fo:background-color="#000000">
        <style:background-image/>
      </style:paragraph-properties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 fo:background-color="#000000">
        <style:background-image/>
      </style:paragraph-properties>
      <style:text-properties style:font-name="Arial" fo:font-size="12pt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10.398cm"/>
          <style:tab-stop style:position="15.081cm"/>
        </style:tab-stops>
      </style:paragraph-properties>
      <style:text-properties style:font-name="Arial" fo:font-size="20pt" style:text-underline-style="none" fo:font-weight="normal" style:font-size-asian="20pt" style:font-weight-asian="normal" style:font-size-complex="20pt" style:font-weight-complex="normal"/>
    </style:style>
    <style:style style:name="P14" style:family="paragraph" style:parent-style-name="Standard">
      <style:paragraph-properties>
        <style:tab-stops>
          <style:tab-stop style:position="10.398cm"/>
          <style:tab-stop style:position="15.081cm"/>
        </style:tab-stops>
      </style:paragraph-properties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398cm"/>
          <style:tab-stop style:position="15.081cm"/>
        </style:tab-stops>
      </style:paragraph-properties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 fo:background-color="transparent">
        <style:tab-stops>
          <style:tab-stop style:position="10.398cm"/>
          <style:tab-stop style:position="15.081cm"/>
        </style:tab-stops>
        <style:background-image/>
      </style:paragraph-properties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background-color="transparent">
        <style:tab-stops>
          <style:tab-stop style:position="10.398cm"/>
          <style:tab-stop style:position="15.081cm"/>
        </style:tab-stops>
        <style:background-image/>
      </style:paragraph-properties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background-color="transparent">
        <style:tab-stops>
          <style:tab-stop style:position="10.398cm"/>
          <style:tab-stop style:position="15.081cm"/>
        </style:tab-stops>
        <style:background-image/>
      </style:paragraph-properties>
      <style:text-properties style:font-name="Arial" fo:font-size="20pt" style:text-underline-style="none" fo:font-weight="normal" style:font-size-asian="20pt" style:font-weight-asian="normal" style:font-size-complex="2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3pt" style:font-size-asian="13pt" style:font-size-complex="13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22. április 11., 20:00<text:tab/><text:span text:style-name="T1">Hétfő</text:span><text:span text:style-name="T2"><text:tab/></text:span><text:span text:style-name="T1">Esti</text:span><text:span text:style-name="T2"> </text:span><text:span text:style-name="T3">gyógyszer</text:span></text:p>
      <text:p text:style-name="P13"/>
      <text:p text:style-name="P14">Esti gyógyszer:</text:p>
      <text:p text:style-name="P14">2 x 100mg Leponex</text:p>
      <text:p text:style-name="P15">2 x 0,5mg Rivotril<text:tab/><text:tab/>Április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A"/>
        <table:table-column table:style-name="Táblázat1.F"/>
        <table:table-column table:style-name="Táblázat1.G"/>
        <table:table-row>
          <table:table-cell table:style-name="Táblázat1.A1" office:value-type="string">
            <text:p text:style-name="P8">H</text:p>
          </table:table-cell>
          <table:table-cell table:style-name="Táblázat1.A1" office:value-type="string">
            <text:p text:style-name="P8">K</text:p>
          </table:table-cell>
          <table:table-cell table:style-name="Táblázat1.A1" office:value-type="string">
            <text:p text:style-name="P8">Sze</text:p>
          </table:table-cell>
          <table:table-cell table:style-name="Táblázat1.A1" office:value-type="string">
            <text:p text:style-name="P8">Cs</text:p>
          </table:table-cell>
          <table:table-cell table:style-name="Táblázat1.A1" office:value-type="string">
            <text:p text:style-name="P8">P</text:p>
          </table:table-cell>
          <table:table-cell table:style-name="Táblázat1.A1" office:value-type="string">
            <text:p text:style-name="P8">Szo</text:p>
          </table:table-cell>
          <table:table-cell table:style-name="Táblázat1.G1" office:value-type="string">
            <text:p text:style-name="P8">V</text:p>
          </table:table-cell>
        </table:table-row>
        <table:table-row>
          <table:table-cell table:style-name="Táblázat1.A2" office:value-type="float" office:value="4">
            <text:p text:style-name="P8">11</text:p>
          </table:table-cell>
          <table:table-cell table:style-name="Táblázat1.A2" office:value-type="float" office:value="12">
            <text:p text:style-name="P8">12</text:p>
          </table:table-cell>
          <table:table-cell table:style-name="Táblázat1.A2" office:value-type="float" office:value="6">
            <text:p text:style-name="P8">13</text:p>
          </table:table-cell>
          <table:table-cell table:style-name="Táblázat1.A2" office:value-type="float" office:value="7">
            <text:p text:style-name="P8">14</text:p>
          </table:table-cell>
          <table:table-cell table:style-name="Táblázat1.A2" office:value-type="float" office:value="8">
            <text:p text:style-name="P8">15</text:p>
          </table:table-cell>
          <table:table-cell table:style-name="Táblázat1.A2" office:value-type="float" office:value="9">
            <text:p text:style-name="P8">16</text:p>
          </table:table-cell>
          <table:table-cell table:style-name="Táblázat1.G2" office:value-type="float" office:value="10">
            <text:p text:style-name="P8">17</text:p>
          </table:table-cell>
        </table:table-row>
        <table:table-row>
          <table:table-cell table:style-name="Táblázat1.A2">
            <text:p text:style-name="P9"/>
          </table:table-cell>
          <table:table-cell table:style-name="Táblázat1.A2">
            <text:p text:style-name="P9"/>
          </table:table-cell>
          <table:table-cell table:style-name="Táblázat1.A2">
            <text:p text:style-name="P9"/>
          </table:table-cell>
          <table:table-cell table:style-name="Táblázat1.A2">
            <text:p text:style-name="P9"/>
          </table:table-cell>
          <table:table-cell table:style-name="Táblázat1.A2">
            <text:p text:style-name="P9"/>
          </table:table-cell>
          <table:table-cell table:style-name="Táblázat1.F3" office:value-type="string">
            <text:p text:style-name="P9">Reg.</text:p>
          </table:table-cell>
          <table:table-cell table:style-name="Táblázat1.G3" office:value-type="string">
            <text:p text:style-name="P9">Reg.</text:p>
          </table:table-cell>
        </table:table-row>
        <table:table-row>
          <table:table-cell table:style-name="Táblázat1.A2">
            <text:p text:style-name="P9"/>
          </table:table-cell>
          <table:table-cell table:style-name="Táblázat1.A2">
            <text:p text:style-name="P9"/>
          </table:table-cell>
          <table:table-cell table:style-name="Táblázat1.A2">
            <text:p text:style-name="P9"/>
          </table:table-cell>
          <table:table-cell table:style-name="Táblázat1.A2">
            <text:p text:style-name="P9"/>
          </table:table-cell>
          <table:table-cell table:style-name="Táblázat1.A2">
            <text:p text:style-name="P9"/>
          </table:table-cell>
          <table:table-cell table:style-name="Táblázat1.F3" office:value-type="string">
            <text:p text:style-name="P9">Déli</text:p>
          </table:table-cell>
          <table:table-cell table:style-name="Táblázat1.G3" office:value-type="string">
            <text:p text:style-name="P9">Déli</text:p>
          </table:table-cell>
        </table:table-row>
        <table:table-row>
          <table:table-cell table:style-name="Táblázat1.F3" office:value-type="string">
            <text:p text:style-name="P11">Esti</text:p>
          </table:table-cell>
          <table:table-cell table:style-name="Táblázat1.F3" office:value-type="string">
            <text:p text:style-name="P9">Esti</text:p>
          </table:table-cell>
          <table:table-cell table:style-name="Táblázat1.F3" office:value-type="string">
            <text:p text:style-name="P9">Esti</text:p>
          </table:table-cell>
          <table:table-cell table:style-name="Táblázat1.F3" office:value-type="string">
            <text:p text:style-name="P9">Esti</text:p>
          </table:table-cell>
          <table:table-cell table:style-name="Táblázat1.F3" office:value-type="string">
            <text:p text:style-name="P9">Esti</text:p>
          </table:table-cell>
          <table:table-cell table:style-name="Táblázat1.F3" office:value-type="string">
            <text:p text:style-name="P9">Esti</text:p>
          </table:table-cell>
          <table:table-cell table:style-name="Táblázat1.G3" office:value-type="string">
            <text:p text:style-name="P9">Esti</text:p>
          </table:table-cell>
        </table:table-row>
      </table:table>
      <text:p text:style-name="P14"/>
      <text:p text:style-name="P2">2022. április 12., 20:00<text:tab/><text:span text:style-name="T1">Kedd</text:span><text:span text:style-name="T2"><text:tab/></text:span><text:span text:style-name="T1">Esti</text:span><text:span text:style-name="T2"> </text:span><text:span text:style-name="T3">gyógyszer</text:span></text:p>
      <text:p text:style-name="P13"/>
      <text:p text:style-name="P14">Esti gyógyszer:</text:p>
      <text:p text:style-name="P14">2 x 100mg Leponex</text:p>
      <text:p text:style-name="P15">2 x 0,5mg Rivotril<text:tab/><text:tab/>Április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A"/>
        <table:table-column table:style-name="Táblázat2.F"/>
        <table:table-column table:style-name="Táblázat2.G"/>
        <table:table-row>
          <table:table-cell table:style-name="Táblázat2.A1" office:value-type="string">
            <text:p text:style-name="P8">H</text:p>
          </table:table-cell>
          <table:table-cell table:style-name="Táblázat2.A1" office:value-type="string">
            <text:p text:style-name="P8">K</text:p>
          </table:table-cell>
          <table:table-cell table:style-name="Táblázat2.A1" office:value-type="string">
            <text:p text:style-name="P8">Sze</text:p>
          </table:table-cell>
          <table:table-cell table:style-name="Táblázat2.A1" office:value-type="string">
            <text:p text:style-name="P8">Cs</text:p>
          </table:table-cell>
          <table:table-cell table:style-name="Táblázat2.A1" office:value-type="string">
            <text:p text:style-name="P8">P</text:p>
          </table:table-cell>
          <table:table-cell table:style-name="Táblázat2.A1" office:value-type="string">
            <text:p text:style-name="P8">Szo</text:p>
          </table:table-cell>
          <table:table-cell table:style-name="Táblázat2.G1" office:value-type="string">
            <text:p text:style-name="P8">V</text:p>
          </table:table-cell>
        </table:table-row>
        <table:table-row>
          <table:table-cell table:style-name="Táblázat2.A2" office:value-type="float" office:value="4">
            <text:p text:style-name="P8">11</text:p>
          </table:table-cell>
          <table:table-cell table:style-name="Táblázat2.A2" office:value-type="float" office:value="5">
            <text:p text:style-name="P8">12</text:p>
          </table:table-cell>
          <table:table-cell table:style-name="Táblázat2.A2" office:value-type="float" office:value="13">
            <text:p text:style-name="P8">13</text:p>
          </table:table-cell>
          <table:table-cell table:style-name="Táblázat2.A2" office:value-type="float" office:value="7">
            <text:p text:style-name="P8">14</text:p>
          </table:table-cell>
          <table:table-cell table:style-name="Táblázat2.A2" office:value-type="float" office:value="8">
            <text:p text:style-name="P8">15</text:p>
          </table:table-cell>
          <table:table-cell table:style-name="Táblázat2.A2" office:value-type="float" office:value="9">
            <text:p text:style-name="P8">16</text:p>
          </table:table-cell>
          <table:table-cell table:style-name="Táblázat2.G2" office:value-type="float" office:value="10">
            <text:p text:style-name="P8">17</text:p>
          </table:table-cell>
        </table:table-row>
        <table:table-row>
          <table:table-cell table:style-name="Táblázat2.A2">
            <text:p text:style-name="P9"/>
          </table:table-cell>
          <table:table-cell table:style-name="Táblázat2.A2">
            <text:p text:style-name="P9"/>
          </table:table-cell>
          <table:table-cell table:style-name="Táblázat2.A2">
            <text:p text:style-name="P9"/>
          </table:table-cell>
          <table:table-cell table:style-name="Táblázat2.A2">
            <text:p text:style-name="P9"/>
          </table:table-cell>
          <table:table-cell table:style-name="Táblázat2.A2">
            <text:p text:style-name="P9"/>
          </table:table-cell>
          <table:table-cell table:style-name="Táblázat2.F3" office:value-type="string">
            <text:p text:style-name="P9">Reg.</text:p>
          </table:table-cell>
          <table:table-cell table:style-name="Táblázat2.G3" office:value-type="string">
            <text:p text:style-name="P9">Reg.</text:p>
          </table:table-cell>
        </table:table-row>
        <table:table-row>
          <table:table-cell table:style-name="Táblázat2.A2">
            <text:p text:style-name="P9"/>
          </table:table-cell>
          <table:table-cell table:style-name="Táblázat2.A2">
            <text:p text:style-name="P9"/>
          </table:table-cell>
          <table:table-cell table:style-name="Táblázat2.A2">
            <text:p text:style-name="P9"/>
          </table:table-cell>
          <table:table-cell table:style-name="Táblázat2.A2">
            <text:p text:style-name="P9"/>
          </table:table-cell>
          <table:table-cell table:style-name="Táblázat2.A2">
            <text:p text:style-name="P9"/>
          </table:table-cell>
          <table:table-cell table:style-name="Táblázat2.F3" office:value-type="string">
            <text:p text:style-name="P9">Déli</text:p>
          </table:table-cell>
          <table:table-cell table:style-name="Táblázat2.G3" office:value-type="string">
            <text:p text:style-name="P9">Déli</text:p>
          </table:table-cell>
        </table:table-row>
        <table:table-row>
          <table:table-cell table:style-name="Táblázat2.F3" office:value-type="string">
            <text:p text:style-name="P10">Esti</text:p>
          </table:table-cell>
          <table:table-cell table:style-name="Táblázat2.F3" office:value-type="string">
            <text:p text:style-name="P12">Esti</text:p>
          </table:table-cell>
          <table:table-cell table:style-name="Táblázat2.F3" office:value-type="string">
            <text:p text:style-name="P9">Esti</text:p>
          </table:table-cell>
          <table:table-cell table:style-name="Táblázat2.F3" office:value-type="string">
            <text:p text:style-name="P9">Esti</text:p>
          </table:table-cell>
          <table:table-cell table:style-name="Táblázat2.F3" office:value-type="string">
            <text:p text:style-name="P9">Esti</text:p>
          </table:table-cell>
          <table:table-cell table:style-name="Táblázat2.F3" office:value-type="string">
            <text:p text:style-name="P9">Esti</text:p>
          </table:table-cell>
          <table:table-cell table:style-name="Táblázat2.G3" office:value-type="string">
            <text:p text:style-name="P9">Esti</text:p>
          </table:table-cell>
        </table:table-row>
      </table:table>
      <text:p text:style-name="P14"/>
      <text:p text:style-name="P2">2022. április 13., 20:00<text:tab/><text:span text:style-name="T1">Szerda</text:span><text:span text:style-name="T2"><text:tab/></text:span><text:span text:style-name="T1">Esti</text:span><text:span text:style-name="T2"> </text:span><text:span text:style-name="T3">gyógyszer</text:span></text:p>
      <text:p text:style-name="P13"/>
      <text:p text:style-name="P14">Esti gyógyszer:</text:p>
      <text:p text:style-name="P14">2 x 100mg Leponex</text:p>
      <text:p text:style-name="P15">2 x 0,5mg Rivotril<text:tab/><text:tab/>Április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A"/>
        <table:table-column table:style-name="Táblázat3.F"/>
        <table:table-column table:style-name="Táblázat3.G"/>
        <table:table-row>
          <table:table-cell table:style-name="Táblázat3.A1" office:value-type="string">
            <text:p text:style-name="P8">H</text:p>
          </table:table-cell>
          <table:table-cell table:style-name="Táblázat3.A1" office:value-type="string">
            <text:p text:style-name="P8">K</text:p>
          </table:table-cell>
          <table:table-cell table:style-name="Táblázat3.A1" office:value-type="string">
            <text:p text:style-name="P8">Sze</text:p>
          </table:table-cell>
          <table:table-cell table:style-name="Táblázat3.A1" office:value-type="string">
            <text:p text:style-name="P8">Cs</text:p>
          </table:table-cell>
          <table:table-cell table:style-name="Táblázat3.A1" office:value-type="string">
            <text:p text:style-name="P8">P</text:p>
          </table:table-cell>
          <table:table-cell table:style-name="Táblázat3.A1" office:value-type="string">
            <text:p text:style-name="P8">Szo</text:p>
          </table:table-cell>
          <table:table-cell table:style-name="Táblázat3.G1" office:value-type="string">
            <text:p text:style-name="P8">V</text:p>
          </table:table-cell>
        </table:table-row>
        <table:table-row>
          <table:table-cell table:style-name="Táblázat3.A2" office:value-type="float" office:value="4">
            <text:p text:style-name="P8">11</text:p>
          </table:table-cell>
          <table:table-cell table:style-name="Táblázat3.A2" office:value-type="float" office:value="5">
            <text:p text:style-name="P8">12</text:p>
          </table:table-cell>
          <table:table-cell table:style-name="Táblázat3.A2" office:value-type="float" office:value="6">
            <text:p text:style-name="P8">13</text:p>
          </table:table-cell>
          <table:table-cell table:style-name="Táblázat3.A2" office:value-type="float" office:value="14">
            <text:p text:style-name="P8">14</text:p>
          </table:table-cell>
          <table:table-cell table:style-name="Táblázat3.A2" office:value-type="float" office:value="8">
            <text:p text:style-name="P8">15</text:p>
          </table:table-cell>
          <table:table-cell table:style-name="Táblázat3.A2" office:value-type="float" office:value="9">
            <text:p text:style-name="P8">16</text:p>
          </table:table-cell>
          <table:table-cell table:style-name="Táblázat3.G2" office:value-type="float" office:value="10">
            <text:p text:style-name="P8">17</text:p>
          </table:table-cell>
        </table:table-row>
        <table:table-row>
          <table:table-cell table:style-name="Táblázat3.A2">
            <text:p text:style-name="P9"/>
          </table:table-cell>
          <table:table-cell table:style-name="Táblázat3.A2">
            <text:p text:style-name="P9"/>
          </table:table-cell>
          <table:table-cell table:style-name="Táblázat3.A2">
            <text:p text:style-name="P9"/>
          </table:table-cell>
          <table:table-cell table:style-name="Táblázat3.A2">
            <text:p text:style-name="P9"/>
          </table:table-cell>
          <table:table-cell table:style-name="Táblázat3.A2">
            <text:p text:style-name="P9"/>
          </table:table-cell>
          <table:table-cell table:style-name="Táblázat3.F3" office:value-type="string">
            <text:p text:style-name="P9">Reg.</text:p>
          </table:table-cell>
          <table:table-cell table:style-name="Táblázat3.G3" office:value-type="string">
            <text:p text:style-name="P9">Reg.</text:p>
          </table:table-cell>
        </table:table-row>
        <table:table-row>
          <table:table-cell table:style-name="Táblázat3.A2">
            <text:p text:style-name="P9"/>
          </table:table-cell>
          <table:table-cell table:style-name="Táblázat3.A2">
            <text:p text:style-name="P9"/>
          </table:table-cell>
          <table:table-cell table:style-name="Táblázat3.A2">
            <text:p text:style-name="P9"/>
          </table:table-cell>
          <table:table-cell table:style-name="Táblázat3.A2">
            <text:p text:style-name="P9"/>
          </table:table-cell>
          <table:table-cell table:style-name="Táblázat3.A2">
            <text:p text:style-name="P9"/>
          </table:table-cell>
          <table:table-cell table:style-name="Táblázat3.F3" office:value-type="string">
            <text:p text:style-name="P9">Déli</text:p>
          </table:table-cell>
          <table:table-cell table:style-name="Táblázat3.G3" office:value-type="string">
            <text:p text:style-name="P9">Déli</text:p>
          </table:table-cell>
        </table:table-row>
        <table:table-row>
          <table:table-cell table:style-name="Táblázat3.F3" office:value-type="string">
            <text:p text:style-name="P10">Esti</text:p>
          </table:table-cell>
          <table:table-cell table:style-name="Táblázat3.F3" office:value-type="string">
            <text:p text:style-name="P9">Esti</text:p>
          </table:table-cell>
          <table:table-cell table:style-name="Táblázat3.F3" office:value-type="string">
            <text:p text:style-name="P12">Esti</text:p>
          </table:table-cell>
          <table:table-cell table:style-name="Táblázat3.F3" office:value-type="string">
            <text:p text:style-name="P9">Esti</text:p>
          </table:table-cell>
          <table:table-cell table:style-name="Táblázat3.F3" office:value-type="string">
            <text:p text:style-name="P9">Esti</text:p>
          </table:table-cell>
          <table:table-cell table:style-name="Táblázat3.F3" office:value-type="string">
            <text:p text:style-name="P9">Esti</text:p>
          </table:table-cell>
          <table:table-cell table:style-name="Táblázat3.G3" office:value-type="string">
            <text:p text:style-name="P9">Esti</text:p>
          </table:table-cell>
        </table:table-row>
      </table:table>
      <text:p text:style-name="P14"/>
      <text:p text:style-name="P2">2022. április 14., 20:00<text:tab/><text:span text:style-name="T1">Csütörötök</text:span><text:span text:style-name="T2"><text:tab/></text:span><text:span text:style-name="T1">Esti</text:span><text:span text:style-name="T2"> </text:span><text:span text:style-name="T3">gyógyszer</text:span></text:p>
      <text:p text:style-name="P13"/>
      <text:p text:style-name="P14">Esti gyógyszer:</text:p>
      <text:p text:style-name="P14">2 x 100mg Leponex</text:p>
      <text:p text:style-name="P15">2 x 0,5mg Rivotril<text:tab/><text:tab/>Április</text:p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column table:style-name="Táblázat4.D"/>
        <table:table-column table:style-name="Táblázat4.A"/>
        <table:table-column table:style-name="Táblázat4.F"/>
        <table:table-column table:style-name="Táblázat4.G"/>
        <table:table-row>
          <table:table-cell table:style-name="Táblázat4.A1" office:value-type="string">
            <text:p text:style-name="P8">H</text:p>
          </table:table-cell>
          <table:table-cell table:style-name="Táblázat4.A1" office:value-type="string">
            <text:p text:style-name="P8">K</text:p>
          </table:table-cell>
          <table:table-cell table:style-name="Táblázat4.A1" office:value-type="string">
            <text:p text:style-name="P8">Sze</text:p>
          </table:table-cell>
          <table:table-cell table:style-name="Táblázat4.A1" office:value-type="string">
            <text:p text:style-name="P8">Cs</text:p>
          </table:table-cell>
          <table:table-cell table:style-name="Táblázat4.A1" office:value-type="string">
            <text:p text:style-name="P8">P</text:p>
          </table:table-cell>
          <table:table-cell table:style-name="Táblázat4.A1" office:value-type="string">
            <text:p text:style-name="P8">Szo</text:p>
          </table:table-cell>
          <table:table-cell table:style-name="Táblázat4.G1" office:value-type="string">
            <text:p text:style-name="P8">V</text:p>
          </table:table-cell>
        </table:table-row>
        <table:table-row>
          <table:table-cell table:style-name="Táblázat4.A2" office:value-type="float" office:value="4">
            <text:p text:style-name="P8">11</text:p>
          </table:table-cell>
          <table:table-cell table:style-name="Táblázat4.A2" office:value-type="float" office:value="5">
            <text:p text:style-name="P8">12</text:p>
          </table:table-cell>
          <table:table-cell table:style-name="Táblázat4.A2" office:value-type="float" office:value="6">
            <text:p text:style-name="P8">13</text:p>
          </table:table-cell>
          <table:table-cell table:style-name="Táblázat4.A2" office:value-type="float" office:value="7">
            <text:p text:style-name="P8">14</text:p>
          </table:table-cell>
          <table:table-cell table:style-name="Táblázat4.A2" office:value-type="float" office:value="8">
            <text:p text:style-name="P8">15</text:p>
          </table:table-cell>
          <table:table-cell table:style-name="Táblázat4.A2" office:value-type="float" office:value="9">
            <text:p text:style-name="P8">16</text:p>
          </table:table-cell>
          <table:table-cell table:style-name="Táblázat4.G2" office:value-type="float" office:value="10">
            <text:p text:style-name="P8">17</text:p>
          </table:table-cell>
        </table:table-row>
        <table:table-row>
          <table:table-cell table:style-name="Táblázat4.A2">
            <text:p text:style-name="P9"/>
          </table:table-cell>
          <table:table-cell table:style-name="Táblázat4.A2">
            <text:p text:style-name="P9"/>
          </table:table-cell>
          <table:table-cell table:style-name="Táblázat4.A2">
            <text:p text:style-name="P9"/>
          </table:table-cell>
          <table:table-cell table:style-name="Táblázat4.A2">
            <text:p text:style-name="P9"/>
          </table:table-cell>
          <table:table-cell table:style-name="Táblázat4.A2">
            <text:p text:style-name="P9"/>
          </table:table-cell>
          <table:table-cell table:style-name="Táblázat4.F3" office:value-type="string">
            <text:p text:style-name="P9">Reg.</text:p>
          </table:table-cell>
          <table:table-cell table:style-name="Táblázat4.G3" office:value-type="string">
            <text:p text:style-name="P9">Reg.</text:p>
          </table:table-cell>
        </table:table-row>
        <table:table-row>
          <table:table-cell table:style-name="Táblázat4.A2">
            <text:p text:style-name="P9"/>
          </table:table-cell>
          <table:table-cell table:style-name="Táblázat4.A2">
            <text:p text:style-name="P9"/>
          </table:table-cell>
          <table:table-cell table:style-name="Táblázat4.A2">
            <text:p text:style-name="P9"/>
          </table:table-cell>
          <table:table-cell table:style-name="Táblázat4.A2">
            <text:p text:style-name="P9"/>
          </table:table-cell>
          <table:table-cell table:style-name="Táblázat4.A2">
            <text:p text:style-name="P9"/>
          </table:table-cell>
          <table:table-cell table:style-name="Táblázat4.F3" office:value-type="string">
            <text:p text:style-name="P9">Déli</text:p>
          </table:table-cell>
          <table:table-cell table:style-name="Táblázat4.G3" office:value-type="string">
            <text:p text:style-name="P9">Déli</text:p>
          </table:table-cell>
        </table:table-row>
        <table:table-row>
          <table:table-cell table:style-name="Táblázat4.F3" office:value-type="string">
            <text:p text:style-name="P10">Esti</text:p>
          </table:table-cell>
          <table:table-cell table:style-name="Táblázat4.F3" office:value-type="string">
            <text:p text:style-name="P9">Esti</text:p>
          </table:table-cell>
          <table:table-cell table:style-name="Táblázat4.F3" office:value-type="string">
            <text:p text:style-name="P9">Esti</text:p>
          </table:table-cell>
          <table:table-cell table:style-name="Táblázat4.F3" office:value-type="string">
            <text:p text:style-name="P12">Esti</text:p>
          </table:table-cell>
          <table:table-cell table:style-name="Táblázat4.F3" office:value-type="string">
            <text:p text:style-name="P9">Esti</text:p>
          </table:table-cell>
          <table:table-cell table:style-name="Táblázat4.F3" office:value-type="string">
            <text:p text:style-name="P9">Esti</text:p>
          </table:table-cell>
          <table:table-cell table:style-name="Táblázat4.G3" office:value-type="string">
            <text:p text:style-name="P9">Esti</text:p>
          </table:table-cell>
        </table:table-row>
      </table:table>
      <text:p text:style-name="P14"/>
      <text:p text:style-name="P14"/>
      <text:p text:style-name="P2">2022. április 15., 20:00<text:tab/><text:span text:style-name="T1">Péntek</text:span><text:span text:style-name="T2"><text:tab/></text:span><text:span text:style-name="T1">Esti</text:span><text:span text:style-name="T2"> </text:span><text:span text:style-name="T3">gyógyszer</text:span></text:p>
      <text:p text:style-name="P13"/>
      <text:p text:style-name="P14">Esti gyógyszer:</text:p>
      <text:p text:style-name="P14">2 x 100mg Leponex</text:p>
      <text:p text:style-name="P15">2 x 0,5mg Rivotril<text:tab/><text:tab/>Április</text:p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column table:style-name="Táblázat5.D"/>
        <table:table-column table:style-name="Táblázat5.A"/>
        <table:table-column table:style-name="Táblázat5.F"/>
        <table:table-column table:style-name="Táblázat5.G"/>
        <table:table-row>
          <table:table-cell table:style-name="Táblázat5.A1" office:value-type="string">
            <text:p text:style-name="P8">H</text:p>
          </table:table-cell>
          <table:table-cell table:style-name="Táblázat5.A1" office:value-type="string">
            <text:p text:style-name="P8">K</text:p>
          </table:table-cell>
          <table:table-cell table:style-name="Táblázat5.A1" office:value-type="string">
            <text:p text:style-name="P8">Sze</text:p>
          </table:table-cell>
          <table:table-cell table:style-name="Táblázat5.A1" office:value-type="string">
            <text:p text:style-name="P8">Cs</text:p>
          </table:table-cell>
          <table:table-cell table:style-name="Táblázat5.A1" office:value-type="string">
            <text:p text:style-name="P8">P</text:p>
          </table:table-cell>
          <table:table-cell table:style-name="Táblázat5.A1" office:value-type="string">
            <text:p text:style-name="P8">Szo</text:p>
          </table:table-cell>
          <table:table-cell table:style-name="Táblázat5.G1" office:value-type="string">
            <text:p text:style-name="P8">V</text:p>
          </table:table-cell>
        </table:table-row>
        <table:table-row>
          <table:table-cell table:style-name="Táblázat5.A2" office:value-type="float" office:value="4">
            <text:p text:style-name="P8">11</text:p>
          </table:table-cell>
          <table:table-cell table:style-name="Táblázat5.A2" office:value-type="float" office:value="5">
            <text:p text:style-name="P8">12</text:p>
          </table:table-cell>
          <table:table-cell table:style-name="Táblázat5.A2" office:value-type="float" office:value="6">
            <text:p text:style-name="P8">13</text:p>
          </table:table-cell>
          <table:table-cell table:style-name="Táblázat5.A2" office:value-type="float" office:value="7">
            <text:p text:style-name="P8">14</text:p>
          </table:table-cell>
          <table:table-cell table:style-name="Táblázat5.A2" office:value-type="float" office:value="8">
            <text:p text:style-name="P8">15</text:p>
          </table:table-cell>
          <table:table-cell table:style-name="Táblázat5.A2" office:value-type="float" office:value="16">
            <text:p text:style-name="P8">16</text:p>
          </table:table-cell>
          <table:table-cell table:style-name="Táblázat5.G2" office:value-type="float" office:value="10">
            <text:p text:style-name="P8">17</text:p>
          </table:table-cell>
        </table:table-row>
        <table:table-row>
          <table:table-cell table:style-name="Táblázat5.A2">
            <text:p text:style-name="P9"/>
          </table:table-cell>
          <table:table-cell table:style-name="Táblázat5.A2">
            <text:p text:style-name="P9"/>
          </table:table-cell>
          <table:table-cell table:style-name="Táblázat5.A2">
            <text:p text:style-name="P9"/>
          </table:table-cell>
          <table:table-cell table:style-name="Táblázat5.A2">
            <text:p text:style-name="P9"/>
          </table:table-cell>
          <table:table-cell table:style-name="Táblázat5.A2">
            <text:p text:style-name="P9"/>
          </table:table-cell>
          <table:table-cell table:style-name="Táblázat5.F3" office:value-type="string">
            <text:p text:style-name="P9">Reg.</text:p>
          </table:table-cell>
          <table:table-cell table:style-name="Táblázat5.G3" office:value-type="string">
            <text:p text:style-name="P9">Reg.</text:p>
          </table:table-cell>
        </table:table-row>
        <table:table-row>
          <table:table-cell table:style-name="Táblázat5.A2">
            <text:p text:style-name="P9"/>
          </table:table-cell>
          <table:table-cell table:style-name="Táblázat5.A2">
            <text:p text:style-name="P9"/>
          </table:table-cell>
          <table:table-cell table:style-name="Táblázat5.A2">
            <text:p text:style-name="P9"/>
          </table:table-cell>
          <table:table-cell table:style-name="Táblázat5.A2">
            <text:p text:style-name="P9"/>
          </table:table-cell>
          <table:table-cell table:style-name="Táblázat5.A2">
            <text:p text:style-name="P9"/>
          </table:table-cell>
          <table:table-cell table:style-name="Táblázat5.F3" office:value-type="string">
            <text:p text:style-name="P9">Déli</text:p>
          </table:table-cell>
          <table:table-cell table:style-name="Táblázat5.G3" office:value-type="string">
            <text:p text:style-name="P9">Déli</text:p>
          </table:table-cell>
        </table:table-row>
        <table:table-row>
          <table:table-cell table:style-name="Táblázat5.F3" office:value-type="string">
            <text:p text:style-name="P5">Esti</text:p>
          </table:table-cell>
          <table:table-cell table:style-name="Táblázat5.F3" office:value-type="string">
            <text:p text:style-name="P9">Esti</text:p>
          </table:table-cell>
          <table:table-cell table:style-name="Táblázat5.F3" office:value-type="string">
            <text:p text:style-name="P9">Esti</text:p>
          </table:table-cell>
          <table:table-cell table:style-name="Táblázat5.F3" office:value-type="string">
            <text:p text:style-name="P9">Esti</text:p>
          </table:table-cell>
          <table:table-cell table:style-name="Táblázat5.F3" office:value-type="string">
            <text:p text:style-name="P12">Esti</text:p>
          </table:table-cell>
          <table:table-cell table:style-name="Táblázat5.F3" office:value-type="string">
            <text:p text:style-name="P9">Esti</text:p>
          </table:table-cell>
          <table:table-cell table:style-name="Táblázat5.G3" office:value-type="string">
            <text:p text:style-name="P9">Esti</text:p>
          </table:table-cell>
        </table:table-row>
      </table:table>
      <text:p text:style-name="P14"/>
      <text:p text:style-name="P2">2022. április 16., 8:00<text:tab/><text:span text:style-name="T1">Szombat</text:span><text:span text:style-name="T2"><text:tab/></text:span><text:span text:style-name="T1">Reggeli</text:span><text:span text:style-name="T3"> gysz.</text:span></text:p>
      <text:p text:style-name="P13"/>
      <text:p text:style-name="P14">Reggeli gyógyszer:</text:p>
      <text:p text:style-name="P14">50mg Leponex</text:p>
      <text:p text:style-name="P16"><text:tab/><text:tab/>Április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column table:style-name="Táblázat6.D"/>
        <table:table-column table:style-name="Táblázat6.A"/>
        <table:table-column table:style-name="Táblázat6.F"/>
        <table:table-column table:style-name="Táblázat6.G"/>
        <table:table-row>
          <table:table-cell table:style-name="Táblázat6.A1" office:value-type="string">
            <text:p text:style-name="P7">H</text:p>
          </table:table-cell>
          <table:table-cell table:style-name="Táblázat6.A1" office:value-type="string">
            <text:p text:style-name="P7">K</text:p>
          </table:table-cell>
          <table:table-cell table:style-name="Táblázat6.A1" office:value-type="string">
            <text:p text:style-name="P7">Sze</text:p>
          </table:table-cell>
          <table:table-cell table:style-name="Táblázat6.A1" office:value-type="string">
            <text:p text:style-name="P7">Cs</text:p>
          </table:table-cell>
          <table:table-cell table:style-name="Táblázat6.A1" office:value-type="string">
            <text:p text:style-name="P7">P</text:p>
          </table:table-cell>
          <table:table-cell table:style-name="Táblázat6.A1" office:value-type="string">
            <text:p text:style-name="P7">Szo</text:p>
          </table:table-cell>
          <table:table-cell table:style-name="Táblázat6.G1" office:value-type="string">
            <text:p text:style-name="P7">V</text:p>
          </table:table-cell>
        </table:table-row>
        <table:table-row>
          <table:table-cell table:style-name="Táblázat6.A2" office:value-type="float" office:value="4">
            <text:p text:style-name="P7">11</text:p>
          </table:table-cell>
          <table:table-cell table:style-name="Táblázat6.A2" office:value-type="float" office:value="5">
            <text:p text:style-name="P7">12</text:p>
          </table:table-cell>
          <table:table-cell table:style-name="Táblázat6.A2" office:value-type="float" office:value="6">
            <text:p text:style-name="P7">13</text:p>
          </table:table-cell>
          <table:table-cell table:style-name="Táblázat6.A2" office:value-type="float" office:value="7">
            <text:p text:style-name="P7">14</text:p>
          </table:table-cell>
          <table:table-cell table:style-name="Táblázat6.A2" office:value-type="float" office:value="8">
            <text:p text:style-name="P7">15</text:p>
          </table:table-cell>
          <table:table-cell table:style-name="Táblázat6.A2" office:value-type="float" office:value="16">
            <text:p text:style-name="P7">16</text:p>
          </table:table-cell>
          <table:table-cell table:style-name="Táblázat6.G2" office:value-type="float" office:value="10">
            <text:p text:style-name="P7">17</text:p>
          </table:table-cell>
        </table:table-row>
        <table:table-row>
          <table:table-cell table:style-name="Táblázat6.A2">
            <text:p text:style-name="P6"/>
          </table:table-cell>
          <table:table-cell table:style-name="Táblázat6.A2">
            <text:p text:style-name="P6"/>
          </table:table-cell>
          <table:table-cell table:style-name="Táblázat6.A2">
            <text:p text:style-name="P6"/>
          </table:table-cell>
          <table:table-cell table:style-name="Táblázat6.A2">
            <text:p text:style-name="P6"/>
          </table:table-cell>
          <table:table-cell table:style-name="Táblázat6.A2">
            <text:p text:style-name="P6"/>
          </table:table-cell>
          <table:table-cell table:style-name="Táblázat6.F3" office:value-type="string">
            <text:p text:style-name="P12">Reg.</text:p>
          </table:table-cell>
          <table:table-cell table:style-name="Táblázat6.G3" office:value-type="string">
            <text:p text:style-name="P6">Reg.</text:p>
          </table:table-cell>
        </table:table-row>
        <table:table-row>
          <table:table-cell table:style-name="Táblázat6.A2">
            <text:p text:style-name="P6"/>
          </table:table-cell>
          <table:table-cell table:style-name="Táblázat6.A2">
            <text:p text:style-name="P6"/>
          </table:table-cell>
          <table:table-cell table:style-name="Táblázat6.A2">
            <text:p text:style-name="P6"/>
          </table:table-cell>
          <table:table-cell table:style-name="Táblázat6.A2">
            <text:p text:style-name="P6"/>
          </table:table-cell>
          <table:table-cell table:style-name="Táblázat6.A2">
            <text:p text:style-name="P6"/>
          </table:table-cell>
          <table:table-cell table:style-name="Táblázat6.F3" office:value-type="string">
            <text:p text:style-name="P6">Déli</text:p>
          </table:table-cell>
          <table:table-cell table:style-name="Táblázat6.G3" office:value-type="string">
            <text:p text:style-name="P6">Déli</text:p>
          </table:table-cell>
        </table:table-row>
        <table:table-row>
          <table:table-cell table:style-name="Táblázat6.F3" office:value-type="string">
            <text:p text:style-name="P5">Esti</text:p>
          </table:table-cell>
          <table:table-cell table:style-name="Táblázat6.F3" office:value-type="string">
            <text:p text:style-name="P6">Esti</text:p>
          </table:table-cell>
          <table:table-cell table:style-name="Táblázat6.F3" office:value-type="string">
            <text:p text:style-name="P6">Esti</text:p>
          </table:table-cell>
          <table:table-cell table:style-name="Táblázat6.F3" office:value-type="string">
            <text:p text:style-name="P6">Esti</text:p>
          </table:table-cell>
          <table:table-cell table:style-name="Táblázat6.F3" office:value-type="string">
            <text:p text:style-name="P6">Esti</text:p>
          </table:table-cell>
          <table:table-cell table:style-name="Táblázat6.F3" office:value-type="string">
            <text:p text:style-name="P6">Esti</text:p>
          </table:table-cell>
          <table:table-cell table:style-name="Táblázat6.G3" office:value-type="string">
            <text:p text:style-name="P6">Esti</text:p>
          </table:table-cell>
        </table:table-row>
      </table:table>
      <text:p text:style-name="P17"/>
      <text:p text:style-name="P3">2022. április 16., 12:00<text:tab/><text:span text:style-name="T1">Szombat</text:span><text:span text:style-name="T2"><text:tab/></text:span><text:span text:style-name="T1">Déli</text:span><text:span text:style-name="T2"> </text:span><text:span text:style-name="T3">gyógyszer</text:span></text:p>
      <text:p text:style-name="P18"/>
      <text:p text:style-name="P17">Déli gyógyszer: <text:s text:c="2"/></text:p>
      <text:p text:style-name="P17">25mg Leponex <text:s/><text:span text:style-name="T4">VÁLTOZÁS!!! (50mg-ról 25mg-ra csökkentve 2022.04.11-től)</text:span></text:p>
      <text:p text:style-name="P17"><text:span text:style-name="T4"/></text:p>
      <text:p text:style-name="P16"><text:tab/><text:tab/>Április</text:p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column table:style-name="Táblázat7.D"/>
        <table:table-column table:style-name="Táblázat7.A"/>
        <table:table-column table:style-name="Táblázat7.F"/>
        <table:table-column table:style-name="Táblázat7.G"/>
        <table:table-row>
          <table:table-cell table:style-name="Táblázat7.A1" office:value-type="string">
            <text:p text:style-name="P7">H</text:p>
          </table:table-cell>
          <table:table-cell table:style-name="Táblázat7.A1" office:value-type="string">
            <text:p text:style-name="P7">K</text:p>
          </table:table-cell>
          <table:table-cell table:style-name="Táblázat7.A1" office:value-type="string">
            <text:p text:style-name="P7">Sze</text:p>
          </table:table-cell>
          <table:table-cell table:style-name="Táblázat7.A1" office:value-type="string">
            <text:p text:style-name="P7">Cs</text:p>
          </table:table-cell>
          <table:table-cell table:style-name="Táblázat7.A1" office:value-type="string">
            <text:p text:style-name="P7">P</text:p>
          </table:table-cell>
          <table:table-cell table:style-name="Táblázat7.A1" office:value-type="string">
            <text:p text:style-name="P7">Szo</text:p>
          </table:table-cell>
          <table:table-cell table:style-name="Táblázat7.G1" office:value-type="string">
            <text:p text:style-name="P7">V</text:p>
          </table:table-cell>
        </table:table-row>
        <table:table-row>
          <table:table-cell table:style-name="Táblázat7.A2" office:value-type="float" office:value="4">
            <text:p text:style-name="P7">11</text:p>
          </table:table-cell>
          <table:table-cell table:style-name="Táblázat7.A2" office:value-type="float" office:value="5">
            <text:p text:style-name="P7">12</text:p>
          </table:table-cell>
          <table:table-cell table:style-name="Táblázat7.A2" office:value-type="float" office:value="6">
            <text:p text:style-name="P7">13</text:p>
          </table:table-cell>
          <table:table-cell table:style-name="Táblázat7.A2" office:value-type="float" office:value="7">
            <text:p text:style-name="P7">14</text:p>
          </table:table-cell>
          <table:table-cell table:style-name="Táblázat7.A2" office:value-type="float" office:value="8">
            <text:p text:style-name="P7">15</text:p>
          </table:table-cell>
          <table:table-cell table:style-name="Táblázat7.A2" office:value-type="float" office:value="16">
            <text:p text:style-name="P7">16</text:p>
          </table:table-cell>
          <table:table-cell table:style-name="Táblázat7.G2" office:value-type="float" office:value="10">
            <text:p text:style-name="P7">17</text:p>
          </table:table-cell>
        </table:table-row>
        <table:table-row>
          <table:table-cell table:style-name="Táblázat7.A2">
            <text:p text:style-name="P6"/>
          </table:table-cell>
          <table:table-cell table:style-name="Táblázat7.A2">
            <text:p text:style-name="P6"/>
          </table:table-cell>
          <table:table-cell table:style-name="Táblázat7.A2">
            <text:p text:style-name="P6"/>
          </table:table-cell>
          <table:table-cell table:style-name="Táblázat7.A2">
            <text:p text:style-name="P6"/>
          </table:table-cell>
          <table:table-cell table:style-name="Táblázat7.A2">
            <text:p text:style-name="P6"/>
          </table:table-cell>
          <table:table-cell table:style-name="Táblázat7.F3" office:value-type="string">
            <text:p text:style-name="P6">Reg.</text:p>
          </table:table-cell>
          <table:table-cell table:style-name="Táblázat7.G3" office:value-type="string">
            <text:p text:style-name="P6">Reg.</text:p>
          </table:table-cell>
        </table:table-row>
        <table:table-row>
          <table:table-cell table:style-name="Táblázat7.A2">
            <text:p text:style-name="P6"/>
          </table:table-cell>
          <table:table-cell table:style-name="Táblázat7.A2">
            <text:p text:style-name="P6"/>
          </table:table-cell>
          <table:table-cell table:style-name="Táblázat7.A2">
            <text:p text:style-name="P6"/>
          </table:table-cell>
          <table:table-cell table:style-name="Táblázat7.A2">
            <text:p text:style-name="P6"/>
          </table:table-cell>
          <table:table-cell table:style-name="Táblázat7.A2">
            <text:p text:style-name="P6"/>
          </table:table-cell>
          <table:table-cell table:style-name="Táblázat7.F3" office:value-type="string">
            <text:p text:style-name="P12">Déli</text:p>
          </table:table-cell>
          <table:table-cell table:style-name="Táblázat7.G3" office:value-type="string">
            <text:p text:style-name="P6">Déli</text:p>
          </table:table-cell>
        </table:table-row>
        <table:table-row>
          <table:table-cell table:style-name="Táblázat7.F3" office:value-type="string">
            <text:p text:style-name="P5">Esti</text:p>
          </table:table-cell>
          <table:table-cell table:style-name="Táblázat7.F3" office:value-type="string">
            <text:p text:style-name="P6">Esti</text:p>
          </table:table-cell>
          <table:table-cell table:style-name="Táblázat7.F3" office:value-type="string">
            <text:p text:style-name="P6">Esti</text:p>
          </table:table-cell>
          <table:table-cell table:style-name="Táblázat7.F3" office:value-type="string">
            <text:p text:style-name="P6">Esti</text:p>
          </table:table-cell>
          <table:table-cell table:style-name="Táblázat7.F3" office:value-type="string">
            <text:p text:style-name="P6">Esti</text:p>
          </table:table-cell>
          <table:table-cell table:style-name="Táblázat7.F3" office:value-type="string">
            <text:p text:style-name="P6">Esti</text:p>
          </table:table-cell>
          <table:table-cell table:style-name="Táblázat7.G3" office:value-type="string">
            <text:p text:style-name="P6">Esti</text:p>
          </table:table-cell>
        </table:table-row>
      </table:table>
      <text:p text:style-name="P17"/>
      <text:p text:style-name="P3">2022. április 16., 20:00<text:tab/><text:span text:style-name="T1">Szombat</text:span><text:span text:style-name="T2"><text:tab/></text:span><text:span text:style-name="T1">Esti</text:span><text:span text:style-name="T2"> </text:span><text:span text:style-name="T3">gyógyszer</text:span></text:p>
      <text:p text:style-name="P18"/>
      <text:p text:style-name="P17">Esti gyógyszer:</text:p>
      <text:p text:style-name="P17">2 x 100mg Leponex</text:p>
      <text:p text:style-name="P16">2 x 0,5mg Rivotril<text:tab/><text:tab/>Április</text:p>
      <table:table table:name="Táblázat8" table:style-name="Táblázat8">
        <table:table-column table:style-name="Táblázat8.A"/>
        <table:table-column table:style-name="Táblázat8.B"/>
        <table:table-column table:style-name="Táblázat8.C"/>
        <table:table-column table:style-name="Táblázat8.D"/>
        <table:table-column table:style-name="Táblázat8.A"/>
        <table:table-column table:style-name="Táblázat8.F"/>
        <table:table-column table:style-name="Táblázat8.G"/>
        <table:table-row>
          <table:table-cell table:style-name="Táblázat8.A1" office:value-type="string">
            <text:p text:style-name="P7">H</text:p>
          </table:table-cell>
          <table:table-cell table:style-name="Táblázat8.A1" office:value-type="string">
            <text:p text:style-name="P7">K</text:p>
          </table:table-cell>
          <table:table-cell table:style-name="Táblázat8.A1" office:value-type="string">
            <text:p text:style-name="P7">Sze</text:p>
          </table:table-cell>
          <table:table-cell table:style-name="Táblázat8.A1" office:value-type="string">
            <text:p text:style-name="P7">Cs</text:p>
          </table:table-cell>
          <table:table-cell table:style-name="Táblázat8.A1" office:value-type="string">
            <text:p text:style-name="P7">P</text:p>
          </table:table-cell>
          <table:table-cell table:style-name="Táblázat8.A1" office:value-type="string">
            <text:p text:style-name="P7">Szo</text:p>
          </table:table-cell>
          <table:table-cell table:style-name="Táblázat8.G1" office:value-type="string">
            <text:p text:style-name="P7">V</text:p>
          </table:table-cell>
        </table:table-row>
        <table:table-row>
          <table:table-cell table:style-name="Táblázat8.A2" office:value-type="float" office:value="4">
            <text:p text:style-name="P7">11</text:p>
          </table:table-cell>
          <table:table-cell table:style-name="Táblázat8.A2" office:value-type="float" office:value="5">
            <text:p text:style-name="P7">12</text:p>
          </table:table-cell>
          <table:table-cell table:style-name="Táblázat8.A2" office:value-type="float" office:value="6">
            <text:p text:style-name="P7">13</text:p>
          </table:table-cell>
          <table:table-cell table:style-name="Táblázat8.A2" office:value-type="float" office:value="7">
            <text:p text:style-name="P7">14</text:p>
          </table:table-cell>
          <table:table-cell table:style-name="Táblázat8.A2" office:value-type="float" office:value="8">
            <text:p text:style-name="P7">15</text:p>
          </table:table-cell>
          <table:table-cell table:style-name="Táblázat8.A2" office:value-type="float" office:value="9">
            <text:p text:style-name="P7">16</text:p>
          </table:table-cell>
          <table:table-cell table:style-name="Táblázat8.G2" office:value-type="float" office:value="17">
            <text:p text:style-name="P7">17</text:p>
          </table:table-cell>
        </table:table-row>
        <table:table-row>
          <table:table-cell table:style-name="Táblázat8.A2">
            <text:p text:style-name="P6"/>
          </table:table-cell>
          <table:table-cell table:style-name="Táblázat8.A2">
            <text:p text:style-name="P6"/>
          </table:table-cell>
          <table:table-cell table:style-name="Táblázat8.A2">
            <text:p text:style-name="P6"/>
          </table:table-cell>
          <table:table-cell table:style-name="Táblázat8.A2">
            <text:p text:style-name="P6"/>
          </table:table-cell>
          <table:table-cell table:style-name="Táblázat8.A2">
            <text:p text:style-name="P6"/>
          </table:table-cell>
          <table:table-cell table:style-name="Táblázat8.F3" office:value-type="string">
            <text:p text:style-name="P6">Reg.</text:p>
          </table:table-cell>
          <table:table-cell table:style-name="Táblázat8.G3" office:value-type="string">
            <text:p text:style-name="P6">Reg.</text:p>
          </table:table-cell>
        </table:table-row>
        <table:table-row>
          <table:table-cell table:style-name="Táblázat8.A2">
            <text:p text:style-name="P6"/>
          </table:table-cell>
          <table:table-cell table:style-name="Táblázat8.A2">
            <text:p text:style-name="P6"/>
          </table:table-cell>
          <table:table-cell table:style-name="Táblázat8.A2">
            <text:p text:style-name="P6"/>
          </table:table-cell>
          <table:table-cell table:style-name="Táblázat8.A2">
            <text:p text:style-name="P6"/>
          </table:table-cell>
          <table:table-cell table:style-name="Táblázat8.A2">
            <text:p text:style-name="P6"/>
          </table:table-cell>
          <table:table-cell table:style-name="Táblázat8.F3" office:value-type="string">
            <text:p text:style-name="P6">Déli</text:p>
          </table:table-cell>
          <table:table-cell table:style-name="Táblázat8.G3" office:value-type="string">
            <text:p text:style-name="P6">Déli</text:p>
          </table:table-cell>
        </table:table-row>
        <table:table-row>
          <table:table-cell table:style-name="Táblázat8.F3" office:value-type="string">
            <text:p text:style-name="P5">Esti</text:p>
          </table:table-cell>
          <table:table-cell table:style-name="Táblázat8.F3" office:value-type="string">
            <text:p text:style-name="P6">Esti</text:p>
          </table:table-cell>
          <table:table-cell table:style-name="Táblázat8.F3" office:value-type="string">
            <text:p text:style-name="P6">Esti</text:p>
          </table:table-cell>
          <table:table-cell table:style-name="Táblázat8.F3" office:value-type="string">
            <text:p text:style-name="P6">Esti</text:p>
          </table:table-cell>
          <table:table-cell table:style-name="Táblázat8.F3" office:value-type="string">
            <text:p text:style-name="P6">Esti</text:p>
          </table:table-cell>
          <table:table-cell table:style-name="Táblázat8.F3" office:value-type="string">
            <text:p text:style-name="P12">Esti</text:p>
          </table:table-cell>
          <table:table-cell table:style-name="Táblázat8.G3" office:value-type="string">
            <text:p text:style-name="P6">Esti</text:p>
          </table:table-cell>
        </table:table-row>
      </table:table>
      <text:p text:style-name="P17"/>
      <text:p text:style-name="P17"/>
      <text:p text:style-name="P4"><text:soft-page-break/>2022. április 17., 8:00<text:tab/><text:span text:style-name="T1">Vasárnap</text:span><text:span text:style-name="T2"><text:tab/></text:span><text:span text:style-name="T1">Reggeli</text:span><text:span text:style-name="T2"> </text:span><text:span text:style-name="T3">gysz.</text:span></text:p>
      <text:p text:style-name="P4"/>
      <text:p text:style-name="P17">Reggeli gyógyszer:</text:p>
      <text:p text:style-name="P17">50mg Leponex</text:p>
      <text:p text:style-name="P16"><text:tab/><text:tab/>Április</text:p>
      <table:table table:name="Táblázat9" table:style-name="Táblázat9">
        <table:table-column table:style-name="Táblázat9.A"/>
        <table:table-column table:style-name="Táblázat9.B"/>
        <table:table-column table:style-name="Táblázat9.C"/>
        <table:table-column table:style-name="Táblázat9.D"/>
        <table:table-column table:style-name="Táblázat9.A"/>
        <table:table-column table:style-name="Táblázat9.F"/>
        <table:table-column table:style-name="Táblázat9.G"/>
        <table:table-row>
          <table:table-cell table:style-name="Táblázat9.A1" office:value-type="string">
            <text:p text:style-name="P7">H</text:p>
          </table:table-cell>
          <table:table-cell table:style-name="Táblázat9.A1" office:value-type="string">
            <text:p text:style-name="P7">K</text:p>
          </table:table-cell>
          <table:table-cell table:style-name="Táblázat9.A1" office:value-type="string">
            <text:p text:style-name="P7">Sze</text:p>
          </table:table-cell>
          <table:table-cell table:style-name="Táblázat9.A1" office:value-type="string">
            <text:p text:style-name="P7">Cs</text:p>
          </table:table-cell>
          <table:table-cell table:style-name="Táblázat9.A1" office:value-type="string">
            <text:p text:style-name="P7">P</text:p>
          </table:table-cell>
          <table:table-cell table:style-name="Táblázat9.A1" office:value-type="string">
            <text:p text:style-name="P7">Szo</text:p>
          </table:table-cell>
          <table:table-cell table:style-name="Táblázat9.G1" office:value-type="string">
            <text:p text:style-name="P7">V</text:p>
          </table:table-cell>
        </table:table-row>
        <table:table-row>
          <table:table-cell table:style-name="Táblázat9.A2" office:value-type="float" office:value="4">
            <text:p text:style-name="P7">11</text:p>
          </table:table-cell>
          <table:table-cell table:style-name="Táblázat9.A2" office:value-type="float" office:value="5">
            <text:p text:style-name="P7">12</text:p>
          </table:table-cell>
          <table:table-cell table:style-name="Táblázat9.A2" office:value-type="float" office:value="6">
            <text:p text:style-name="P7">13</text:p>
          </table:table-cell>
          <table:table-cell table:style-name="Táblázat9.A2" office:value-type="float" office:value="7">
            <text:p text:style-name="P7">14</text:p>
          </table:table-cell>
          <table:table-cell table:style-name="Táblázat9.A2" office:value-type="float" office:value="8">
            <text:p text:style-name="P7">15</text:p>
          </table:table-cell>
          <table:table-cell table:style-name="Táblázat9.A2" office:value-type="float" office:value="9">
            <text:p text:style-name="P7">16</text:p>
          </table:table-cell>
          <table:table-cell table:style-name="Táblázat9.G2" office:value-type="float" office:value="17">
            <text:p text:style-name="P7">17</text:p>
          </table:table-cell>
        </table:table-row>
        <table:table-row>
          <table:table-cell table:style-name="Táblázat9.A2">
            <text:p text:style-name="P6"/>
          </table:table-cell>
          <table:table-cell table:style-name="Táblázat9.A2">
            <text:p text:style-name="P6"/>
          </table:table-cell>
          <table:table-cell table:style-name="Táblázat9.A2">
            <text:p text:style-name="P6"/>
          </table:table-cell>
          <table:table-cell table:style-name="Táblázat9.A2">
            <text:p text:style-name="P6"/>
          </table:table-cell>
          <table:table-cell table:style-name="Táblázat9.A2">
            <text:p text:style-name="P6"/>
          </table:table-cell>
          <table:table-cell table:style-name="Táblázat9.F3" office:value-type="string">
            <text:p text:style-name="P6">Reg.</text:p>
          </table:table-cell>
          <table:table-cell table:style-name="Táblázat9.G3" office:value-type="string">
            <text:p text:style-name="P12">Reg.</text:p>
          </table:table-cell>
        </table:table-row>
        <table:table-row>
          <table:table-cell table:style-name="Táblázat9.A2">
            <text:p text:style-name="P6"/>
          </table:table-cell>
          <table:table-cell table:style-name="Táblázat9.A2">
            <text:p text:style-name="P6"/>
          </table:table-cell>
          <table:table-cell table:style-name="Táblázat9.A2">
            <text:p text:style-name="P6"/>
          </table:table-cell>
          <table:table-cell table:style-name="Táblázat9.A2">
            <text:p text:style-name="P6"/>
          </table:table-cell>
          <table:table-cell table:style-name="Táblázat9.A2">
            <text:p text:style-name="P6"/>
          </table:table-cell>
          <table:table-cell table:style-name="Táblázat9.F3" office:value-type="string">
            <text:p text:style-name="P6">Déli</text:p>
          </table:table-cell>
          <table:table-cell table:style-name="Táblázat9.G3" office:value-type="string">
            <text:p text:style-name="P6">Déli</text:p>
          </table:table-cell>
        </table:table-row>
        <table:table-row>
          <table:table-cell table:style-name="Táblázat9.F3" office:value-type="string">
            <text:p text:style-name="P5">Esti</text:p>
          </table:table-cell>
          <table:table-cell table:style-name="Táblázat9.F3" office:value-type="string">
            <text:p text:style-name="P6">Esti</text:p>
          </table:table-cell>
          <table:table-cell table:style-name="Táblázat9.F3" office:value-type="string">
            <text:p text:style-name="P6">Esti</text:p>
          </table:table-cell>
          <table:table-cell table:style-name="Táblázat9.F3" office:value-type="string">
            <text:p text:style-name="P6">Esti</text:p>
          </table:table-cell>
          <table:table-cell table:style-name="Táblázat9.F3" office:value-type="string">
            <text:p text:style-name="P6">Esti</text:p>
          </table:table-cell>
          <table:table-cell table:style-name="Táblázat9.F3" office:value-type="string">
            <text:p text:style-name="P6">Esti</text:p>
          </table:table-cell>
          <table:table-cell table:style-name="Táblázat9.G3" office:value-type="string">
            <text:p text:style-name="P6">Esti</text:p>
          </table:table-cell>
        </table:table-row>
      </table:table>
      <text:p text:style-name="P17"/>
      <text:p text:style-name="P3">2022. április 17., 12:00<text:tab/><text:span text:style-name="T1">Vasárnap</text:span><text:span text:style-name="T2"><text:tab/></text:span><text:span text:style-name="T1">Déli</text:span><text:span text:style-name="T2"> </text:span><text:span text:style-name="T3">gyógyszer</text:span></text:p>
      <text:p text:style-name="P18"/>
      <text:p text:style-name="P17">Déli gyógyszer:</text:p>
      <text:p text:style-name="P17">25mg Leponex <text:s text:c="2"/><text:span text:style-name="T4">VÁLTOZÁS!!! (50mg-ról 25mg-ra csökkentve 2022.04.11-től)</text:span></text:p>
      <text:p text:style-name="P17"><text:span text:style-name="T4"/></text:p>
      <text:p text:style-name="P16"><text:tab/><text:tab/>Április</text:p>
      <table:table table:name="Táblázat10" table:style-name="Táblázat10">
        <table:table-column table:style-name="Táblázat10.A"/>
        <table:table-column table:style-name="Táblázat10.B"/>
        <table:table-column table:style-name="Táblázat10.C"/>
        <table:table-column table:style-name="Táblázat10.D"/>
        <table:table-column table:style-name="Táblázat10.A"/>
        <table:table-column table:style-name="Táblázat10.F"/>
        <table:table-column table:style-name="Táblázat10.G"/>
        <table:table-row>
          <table:table-cell table:style-name="Táblázat10.A1" office:value-type="string">
            <text:p text:style-name="P7">H</text:p>
          </table:table-cell>
          <table:table-cell table:style-name="Táblázat10.A1" office:value-type="string">
            <text:p text:style-name="P7">K</text:p>
          </table:table-cell>
          <table:table-cell table:style-name="Táblázat10.A1" office:value-type="string">
            <text:p text:style-name="P7">Sze</text:p>
          </table:table-cell>
          <table:table-cell table:style-name="Táblázat10.A1" office:value-type="string">
            <text:p text:style-name="P7">Cs</text:p>
          </table:table-cell>
          <table:table-cell table:style-name="Táblázat10.A1" office:value-type="string">
            <text:p text:style-name="P7">P</text:p>
          </table:table-cell>
          <table:table-cell table:style-name="Táblázat10.A1" office:value-type="string">
            <text:p text:style-name="P7">Szo</text:p>
          </table:table-cell>
          <table:table-cell table:style-name="Táblázat10.G1" office:value-type="string">
            <text:p text:style-name="P7">V</text:p>
          </table:table-cell>
        </table:table-row>
        <table:table-row>
          <table:table-cell table:style-name="Táblázat10.A2" office:value-type="float" office:value="4">
            <text:p text:style-name="P7">11</text:p>
          </table:table-cell>
          <table:table-cell table:style-name="Táblázat10.A2" office:value-type="float" office:value="5">
            <text:p text:style-name="P7">12</text:p>
          </table:table-cell>
          <table:table-cell table:style-name="Táblázat10.A2" office:value-type="float" office:value="6">
            <text:p text:style-name="P7">13</text:p>
          </table:table-cell>
          <table:table-cell table:style-name="Táblázat10.A2" office:value-type="float" office:value="7">
            <text:p text:style-name="P7">14</text:p>
          </table:table-cell>
          <table:table-cell table:style-name="Táblázat10.A2" office:value-type="float" office:value="8">
            <text:p text:style-name="P7">15</text:p>
          </table:table-cell>
          <table:table-cell table:style-name="Táblázat10.A2" office:value-type="float" office:value="9">
            <text:p text:style-name="P7">16</text:p>
          </table:table-cell>
          <table:table-cell table:style-name="Táblázat10.G2" office:value-type="float" office:value="17">
            <text:p text:style-name="P7">17</text:p>
          </table:table-cell>
        </table:table-row>
        <table:table-row>
          <table:table-cell table:style-name="Táblázat10.A2">
            <text:p text:style-name="P6"/>
          </table:table-cell>
          <table:table-cell table:style-name="Táblázat10.A2">
            <text:p text:style-name="P6"/>
          </table:table-cell>
          <table:table-cell table:style-name="Táblázat10.A2">
            <text:p text:style-name="P6"/>
          </table:table-cell>
          <table:table-cell table:style-name="Táblázat10.A2">
            <text:p text:style-name="P6"/>
          </table:table-cell>
          <table:table-cell table:style-name="Táblázat10.A2">
            <text:p text:style-name="P6"/>
          </table:table-cell>
          <table:table-cell table:style-name="Táblázat10.F3" office:value-type="string">
            <text:p text:style-name="P6">Reg.</text:p>
          </table:table-cell>
          <table:table-cell table:style-name="Táblázat10.G3" office:value-type="string">
            <text:p text:style-name="P6">Reg.</text:p>
          </table:table-cell>
        </table:table-row>
        <table:table-row>
          <table:table-cell table:style-name="Táblázat10.A2">
            <text:p text:style-name="P6"/>
          </table:table-cell>
          <table:table-cell table:style-name="Táblázat10.A2">
            <text:p text:style-name="P6"/>
          </table:table-cell>
          <table:table-cell table:style-name="Táblázat10.A2">
            <text:p text:style-name="P6"/>
          </table:table-cell>
          <table:table-cell table:style-name="Táblázat10.A2">
            <text:p text:style-name="P6"/>
          </table:table-cell>
          <table:table-cell table:style-name="Táblázat10.A2">
            <text:p text:style-name="P6"/>
          </table:table-cell>
          <table:table-cell table:style-name="Táblázat10.F3" office:value-type="string">
            <text:p text:style-name="P6">Déli</text:p>
          </table:table-cell>
          <table:table-cell table:style-name="Táblázat10.G3" office:value-type="string">
            <text:p text:style-name="P12">Déli</text:p>
          </table:table-cell>
        </table:table-row>
        <table:table-row>
          <table:table-cell table:style-name="Táblázat10.F3" office:value-type="string">
            <text:p text:style-name="P5">Esti</text:p>
          </table:table-cell>
          <table:table-cell table:style-name="Táblázat10.F3" office:value-type="string">
            <text:p text:style-name="P6">Esti</text:p>
          </table:table-cell>
          <table:table-cell table:style-name="Táblázat10.F3" office:value-type="string">
            <text:p text:style-name="P6">Esti</text:p>
          </table:table-cell>
          <table:table-cell table:style-name="Táblázat10.F3" office:value-type="string">
            <text:p text:style-name="P6">Esti</text:p>
          </table:table-cell>
          <table:table-cell table:style-name="Táblázat10.F3" office:value-type="string">
            <text:p text:style-name="P6">Esti</text:p>
          </table:table-cell>
          <table:table-cell table:style-name="Táblázat10.F3" office:value-type="string">
            <text:p text:style-name="P6">Esti</text:p>
          </table:table-cell>
          <table:table-cell table:style-name="Táblázat10.G3" office:value-type="string">
            <text:p text:style-name="P6">Esti</text:p>
          </table:table-cell>
        </table:table-row>
      </table:table>
      <text:p text:style-name="P17"/>
      <text:p text:style-name="P3">2022. április 17., 20:00<text:tab/><text:span text:style-name="T1">Vasárnap</text:span><text:span text:style-name="T2"><text:tab/></text:span><text:span text:style-name="T1">Esti</text:span><text:span text:style-name="T2"> </text:span><text:span text:style-name="T3">gyógyszer</text:span></text:p>
      <text:p text:style-name="P18"/>
      <text:p text:style-name="P17">Esti gyógyszer:</text:p>
      <text:p text:style-name="P17">2 x 100mg Leponex</text:p>
      <text:p text:style-name="P16">2 x 0,5mg Rivotril<text:tab/><text:tab/>Április</text:p>
      <table:table table:name="Táblázat11" table:style-name="Táblázat11">
        <table:table-column table:style-name="Táblázat11.A"/>
        <table:table-column table:style-name="Táblázat11.B"/>
        <table:table-column table:style-name="Táblázat11.C"/>
        <table:table-column table:style-name="Táblázat11.D"/>
        <table:table-column table:style-name="Táblázat11.A"/>
        <table:table-column table:style-name="Táblázat11.F"/>
        <table:table-column table:style-name="Táblázat11.G"/>
        <table:table-row>
          <table:table-cell table:style-name="Táblázat11.A1" office:value-type="string">
            <text:p text:style-name="P7">H</text:p>
          </table:table-cell>
          <table:table-cell table:style-name="Táblázat11.A1" office:value-type="string">
            <text:p text:style-name="P7">K</text:p>
          </table:table-cell>
          <table:table-cell table:style-name="Táblázat11.A1" office:value-type="string">
            <text:p text:style-name="P7">Sze</text:p>
          </table:table-cell>
          <table:table-cell table:style-name="Táblázat11.A1" office:value-type="string">
            <text:p text:style-name="P7">Cs</text:p>
          </table:table-cell>
          <table:table-cell table:style-name="Táblázat11.A1" office:value-type="string">
            <text:p text:style-name="P7">P</text:p>
          </table:table-cell>
          <table:table-cell table:style-name="Táblázat11.A1" office:value-type="string">
            <text:p text:style-name="P7">Szo</text:p>
          </table:table-cell>
          <table:table-cell table:style-name="Táblázat11.G1" office:value-type="string">
            <text:p text:style-name="P7">V</text:p>
          </table:table-cell>
        </table:table-row>
        <table:table-row>
          <table:table-cell table:style-name="Táblázat11.A2" office:value-type="float" office:value="11">
            <text:p text:style-name="P7">11</text:p>
          </table:table-cell>
          <table:table-cell table:style-name="Táblázat11.A2" office:value-type="float" office:value="12">
            <text:p text:style-name="P7">12</text:p>
          </table:table-cell>
          <table:table-cell table:style-name="Táblázat11.A2" office:value-type="float" office:value="13">
            <text:p text:style-name="P7">13</text:p>
          </table:table-cell>
          <table:table-cell table:style-name="Táblázat11.A2" office:value-type="float" office:value="14">
            <text:p text:style-name="P7">14</text:p>
          </table:table-cell>
          <table:table-cell table:style-name="Táblázat11.A2" office:value-type="float" office:value="15">
            <text:p text:style-name="P7">15</text:p>
          </table:table-cell>
          <table:table-cell table:style-name="Táblázat11.A2" office:value-type="float" office:value="16">
            <text:p text:style-name="P7">16</text:p>
          </table:table-cell>
          <table:table-cell table:style-name="Táblázat11.G2" office:value-type="float" office:value="10">
            <text:p text:style-name="P7">17</text:p>
          </table:table-cell>
        </table:table-row>
        <table:table-row>
          <table:table-cell table:style-name="Táblázat11.A2">
            <text:p text:style-name="P6"/>
          </table:table-cell>
          <table:table-cell table:style-name="Táblázat11.A2">
            <text:p text:style-name="P6"/>
          </table:table-cell>
          <table:table-cell table:style-name="Táblázat11.A2">
            <text:p text:style-name="P6"/>
          </table:table-cell>
          <table:table-cell table:style-name="Táblázat11.A2">
            <text:p text:style-name="P6"/>
          </table:table-cell>
          <table:table-cell table:style-name="Táblázat11.A2">
            <text:p text:style-name="P6"/>
          </table:table-cell>
          <table:table-cell table:style-name="Táblázat11.F3" office:value-type="string">
            <text:p text:style-name="P6">Reg.</text:p>
          </table:table-cell>
          <table:table-cell table:style-name="Táblázat11.G3" office:value-type="string">
            <text:p text:style-name="P6">Reg.</text:p>
          </table:table-cell>
        </table:table-row>
        <table:table-row>
          <table:table-cell table:style-name="Táblázat11.A2">
            <text:p text:style-name="P6"/>
          </table:table-cell>
          <table:table-cell table:style-name="Táblázat11.A2">
            <text:p text:style-name="P6"/>
          </table:table-cell>
          <table:table-cell table:style-name="Táblázat11.A2">
            <text:p text:style-name="P6"/>
          </table:table-cell>
          <table:table-cell table:style-name="Táblázat11.A2">
            <text:p text:style-name="P6"/>
          </table:table-cell>
          <table:table-cell table:style-name="Táblázat11.A2">
            <text:p text:style-name="P6"/>
          </table:table-cell>
          <table:table-cell table:style-name="Táblázat11.F3" office:value-type="string">
            <text:p text:style-name="P6">Déli</text:p>
          </table:table-cell>
          <table:table-cell table:style-name="Táblázat11.G3" office:value-type="string">
            <text:p text:style-name="P6">Déli</text:p>
          </table:table-cell>
        </table:table-row>
        <table:table-row>
          <table:table-cell table:style-name="Táblázat11.F3" office:value-type="string">
            <text:p text:style-name="P5">Esti</text:p>
          </table:table-cell>
          <table:table-cell table:style-name="Táblázat11.F3" office:value-type="string">
            <text:p text:style-name="P6">Esti</text:p>
          </table:table-cell>
          <table:table-cell table:style-name="Táblázat11.F3" office:value-type="string">
            <text:p text:style-name="P6">Esti</text:p>
          </table:table-cell>
          <table:table-cell table:style-name="Táblázat11.F3" office:value-type="string">
            <text:p text:style-name="P6">Esti</text:p>
          </table:table-cell>
          <table:table-cell table:style-name="Táblázat11.F3" office:value-type="string">
            <text:p text:style-name="P6">Esti</text:p>
          </table:table-cell>
          <table:table-cell table:style-name="Táblázat11.F3" office:value-type="string">
            <text:p text:style-name="P6">Esti</text:p>
          </table:table-cell>
          <table:table-cell table:style-name="Táblázat11.G3" office:value-type="string">
            <text:p text:style-name="P12">Esti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999cm" fo:page-height="1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jnalka Bőr</meta:initial-creator>
    <meta:creation-date>2022-04-01T09:15:09.65</meta:creation-date>
    <dc:date>2022-04-11T11:29:03.38</dc:date>
    <dc:creator>Hajnalka Bőr</dc:creator>
    <meta:editing-duration>PT17M37S</meta:editing-duration>
    <meta:editing-cycles>3</meta:editing-cycles>
    <meta:generator>OpenOffice/4.1.11$Win32 OpenOffice.org_project/4111m1$Build-9808</meta:generator>
    <meta:document-statistic meta:table-count="11" meta:image-count="0" meta:object-count="0" meta:page-count="11" meta:paragraph-count="319" meta:word-count="459" meta:character-count="1965"/>
  </office:meta>
</office:document-meta>
</file>